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611in" table:align="left"/>
    </style:style>
    <style:style style:name="Table1.A" style:family="table-column">
      <style:table-column-properties style:column-width="4.2056in"/>
    </style:style>
    <style:style style:name="Table1.B" style:family="table-column">
      <style:table-column-properties style:column-width="2.4556in"/>
    </style:style>
    <style:style style:name="Table1.A1" style:family="table-cell">
      <style:table-cell-properties style:vertical-align="middle" fo:padding="0.0694in" fo:border="1pt solid #000000"/>
    </style:style>
    <style:style style:name="P1" style:family="paragraph" style:parent-style-name="Text_20_body">
      <style:text-properties fo:font-weight="normal"/>
    </style:style>
    <style:style style:name="P2"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Times New Roman" fo:font-size="13pt" fo:font-style="normal" style:text-underline-style="none" fo:font-weight="bold" style:text-blinking="false" fo:background-color="transparent"/>
    </style:style>
    <style:style style:name="P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3pt" fo:font-style="normal" style:text-underline-style="none" fo:font-weight="bold" style:text-blinking="false" fo:background-color="transparent"/>
    </style:style>
    <style:style style:name="P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Text_20_body">
      <style:paragraph-properties fo:margin-top="0in" fo:margin-bottom="0in" style:contextual-spacing="false" fo:line-height="138%" style:writing-mode="lr-tb"/>
      <style:text-properties fo:font-weight="normal"/>
    </style:style>
    <style:style style:name="P10" style:family="paragraph" style:parent-style-name="Text_20_body">
      <style:paragraph-properties fo:margin-top="0in" fo:margin-bottom="0in" style:contextual-spacing="false" fo:line-height="138%" fo:text-align="justify" style:justify-single-word="false" style:writing-mode="lr-tb"/>
      <style:text-properties fo:font-weight="normal"/>
    </style:style>
    <style:style style:name="P11" style:family="paragraph" style:parent-style-name="Text_20_body" style:list-style-name="L1">
      <style:paragraph-properties fo:margin-top="0in" fo:margin-bottom="0in"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2" style:family="paragraph" style:parent-style-name="Text_20_body" style:list-style-name="L1">
      <style:paragraph-properties fo:margin-top="0in" fo:margin-bottom="0in"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00610f1" style:text-blinking="false" fo:background-color="transparent"/>
    </style:style>
    <style:style style:name="P13"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4" style:family="paragraph" style:parent-style-name="Text_20_body">
      <style:paragraph-properties fo:margin-left="0in" fo:margin-right="0in" fo:margin-top="0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 style:family="paragraph" style:parent-style-name="Text_20_body">
      <style:paragraph-properties fo:margin-left="0in" fo:margin-right="0in" fo:margin-top="0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6" style:family="paragraph" style:parent-style-name="Text_20_body">
      <style:paragraph-properties fo:margin-left="0in" fo:margin-right="0in" fo:margin-top="0in" fo:margin-bottom="0in" style:contextual-spacing="false" fo:line-height="138%" fo:text-align="justify" style:justify-single-word="false" fo:text-indent="0.5in" style:auto-text-indent="false" style:writing-mode="lr-tb"/>
      <style:text-properties fo:font-variant="normal" fo:text-transform="none" fo:color="#123654" style:text-line-through-style="none" style:text-line-through-type="none" style:font-name="Times New Roman" fo:font-size="12pt" fo:font-style="normal" style:text-underline-style="none" fo:font-weight="normal" style:text-blinking="false" fo:background-color="transparent"/>
    </style:style>
    <style:style style:name="P17" style:family="paragraph" style:parent-style-name="Table_20_Contents">
      <style:paragraph-properties fo:margin-top="0in" fo:margin-bottom="0in" style: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8" style:family="paragraph" style:parent-style-name="Table_20_Contents">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9" style:family="paragraph" style:parent-style-name="Table_20_Contents">
      <style:paragraph-properties fo:margin-top="0in" fo:margin-bottom="0in" style:contextual-spacing="false" fo:line-height="138%" fo:text-align="justify" style:justify-single-word="false" style:writing-mode="lr-tb"/>
    </style:style>
    <style:style style:name="T1" style:family="text">
      <style:text-properties fo:font-variant="normal" fo:text-transform="none" fo:color="#000000" style:font-name="Times New Roman" fo:font-size="13pt" fo:font-style="normal" style:text-underline-style="solid" style:text-underline-width="auto" style:text-underline-color="font-color" fo:font-weight="bold" fo:background-color="transparent" loext:char-shading-value="0"/>
    </style:style>
    <style:style style:name="T2" style:family="text">
      <style:text-properties fo:font-variant="normal" fo:text-transform="none" fo:color="#000000" style:font-name="Times New Roman" fo:font-size="12pt" fo:font-style="normal" style:text-underline-style="solid" style:text-underline-width="auto" style:text-underline-color="font-color" fo:font-weight="bold" fo:background-color="transparent" loext:char-shading-value="0"/>
    </style:style>
    <style:style style:name="T3" style:family="text">
      <style:text-properties fo:font-variant="normal" fo:text-transform="none" fo:color="#000000" style:text-line-through-style="none" style:text-line-through-type="none" style:font-name="Times New Roman" fo:font-size="13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1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7.19999980926514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style:font-name="Times New Roman" fo:font-size="12pt" fo:font-style="normal" fo:font-weight="normal"/>
    </style:style>
    <style:style style:name="T10" style:family="text">
      <style:text-properties fo:font-weight="normal"/>
    </style:style>
    <style:style style:name="T11" style:family="text">
      <style:text-properties officeooo:rsid="000610f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fe85bc4-5f4e-950f-f40a-803a7c608efe"/>Neural Network based Bankruptcy Prediction System</text:p>
      <text:p text:style-name="Text_20_body"/>
      <text:p text:style-name="P4">Anany Dwivedi, Zili Ma, Jiexuan Sun,</text:p>
      <text:p text:style-name="P4">Worcester Polytechnic Institute, Worcester, MA</text:p>
      <text:p text:style-name="Text_20_body"/>
      <text:p text:style-name="P9"><text:span text:style-name="T1">Abstract</text:span><text:span text:style-name="T3">:</text:span></text:p>
      <text:p text:style-name="Text_20_body"/>
      <text:p text:style-name="P6">Project goal</text:p>
      <text:p text:style-name="P5">The bankruptcy prediction is always one of the hottest topics in economics. A lot of statistical analysis has been made in the solving this problem. However, as far as we know, a very less amount of research has been made in solving this problem using Artificial Intelligence (eg. Neural Nets, SVMs, Decision Trees etc). In this paper, we aim to build a Neural Network based prediction model to that is able to predict if a company can undergo bankruptcy in the following years with high accuracy.</text:p>
      <text:p text:style-name="Text_20_body"/>
      <text:p text:style-name="P6">Missions/Targets:</text:p>
      <text:p text:style-name="P5">Our target goals and intended metric for performance evaluation are as follows:</text:p>
      <text:p text:style-name="Text_20_body"/>
      <text:p text:style-name="P10"><text:span text:style-name="T4">1. </text:span><text:span text:style-name="T2">Goals</text:span><text:span text:style-name="T4">: We will build the network model using Keras and try different techniques to improve the performance of our model. </text:span></text:p>
      <text:list xml:id="list3205827448720103635" text:style-name="L1">
        <text:list-item>
          <text:p text:style-name="P11">Since the data sets is highly skewed, we plan to use at least 3 methods, undersampling, supersampling and balanced weight method to exclude the effects of skewed data. And then discuss the network performance for each method.</text:p>
        </text:list-item>
        <text:list-item>
          <text:p text:style-name="P12">The financial features here is sometimes highly correlated, we will try techniques like whitening matrix to whiten the data first. </text:p>
        </text:list-item>
        <text:list-item>
          <text:p text:style-name="P12"><text:span text:style-name="T11">W</text:span>e <text:span text:style-name="T11">intend</text:span> to use a recently reported technique called Net2Net <text:span text:style-name="T11">to develop</text:span> our model. <text:span text:style-name="T11">We will compare</text:span> the final <text:span text:style-name="T11">model we create using Net2Net with a conventionally trained Neural Network</text:span>. </text:p>
        </text:list-item>
      </text:list>
      <text:p text:style-name="Text_20_body"/>
      <text:p text:style-name="P5">1.  We will use both the method of area under curve (AUC) and test accuracy to measure the performance of our model.</text:p>
      <text:p text:style-name="P10"><text:span text:style-name="T4"><text:line-break/>2. The benchmark of the bankruptcy prediction based on an NN model reported in 1996 is as high as 56% (AUC). The latest test AUC record is around 95%, which was achieved by using an ensemble </text:span><text:soft-page-break/><text:span text:style-name="T4">model composed of decision trees and based on extreme gradient boosting. </text:span></text:p>
      <text:p text:style-name="Text_20_body"/>
      <text:p text:style-name="P7">Data set information</text:p>
      <text:p text:style-name="P10"><text:span text:style-name="T6">A</text:span><text:span text:style-name="T4">ccording to the given data sets, 64 different yearly financial features were collected from a group of anonymous companies. There are totally 5 data sets, and each company was labeled with their bankruptcy status (True/False) a certain year later since the data was collected. Therefore, there are totally 10 different statuses here, including the bankruptcy status of that company from the next year to the next 5th year. Because  all the companies are anonymous, we can not identify whether any financial data comes from the same company, so we need to treat all companies in each dataset as a single separated company. </text:span></text:p>
      <text:p text:style-name="P1"><text:line-break/><text:line-break/></text:p>
      <text:p text:style-name="P6">Dataset Description:</text:p>
      <text:p text:style-name="P5">The dataset is from UCI, which is about bankruptcy classification of Polish companies. The whole dataset is divided into five separate subsets. And the data in each subset might comes from different companies. Here are the description of the subsets:</text:p>
      <text:p text:style-name="Text_20_body"/>
      <table:table table:name="Table1" table:style-name="Table1">
        <table:table-column table:style-name="Table1.A"/>
        <table:table-column table:style-name="Table1.B"/>
        <table:table-row>
          <table:table-cell table:style-name="Table1.A1" office:value-type="string">
            <text:p text:style-name="P17">Description</text:p>
          </table:table-cell>
          <table:table-cell table:style-name="Table1.A1" office:value-type="string">
            <text:p text:style-name="P17">Statics</text:p>
          </table:table-cell>
        </table:table-row>
        <table:table-row>
          <table:table-cell table:style-name="Table1.A1" office:value-type="string">
            <text:p text:style-name="P17">The 1st subset contains all the attributes from 1st year of the forecasting period and companies’ bankruptcy </text:p>
          </table:table-cell>
          <table:table-cell table:style-name="Table1.A1" office:value-type="string">
            <text:p text:style-name="P18">271-bankrupted in the 5th year;</text:p>
            <text:p text:style-name="P18">6756-healthy in the 5th year.</text:p>
          </table:table-cell>
        </table:table-row>
        <table:table-row>
          <table:table-cell table:style-name="Table1.A1" office:value-type="string">
            <text:p text:style-name="P19"><text:span text:style-name="T5">The 2nd subset contains all the attributes from 2</text:span><text:span text:style-name="T7">nd</text:span><text:span text:style-name="T8"> </text:span><text:span text:style-name="T5">year of the forecasting period and their companies’ status</text:span></text:p>
          </table:table-cell>
          <table:table-cell table:style-name="Table1.A1" office:value-type="string">
            <text:p text:style-name="P18">400-bankrupted in the 4th year;</text:p>
            <text:p text:style-name="P18">9773-health in the 4th year;</text:p>
          </table:table-cell>
        </table:table-row>
        <table:table-row>
          <table:table-cell table:style-name="Table1.A1" office:value-type="string">
            <text:p text:style-name="P17">...</text:p>
          </table:table-cell>
          <table:table-cell table:style-name="Table1.A1" office:value-type="string">
            <text:p text:style-name="Table_20_Contents"/>
          </table:table-cell>
        </table:table-row>
        <table:table-row>
          <table:table-cell table:style-name="Table1.A1" office:value-type="string">
            <text:p text:style-name="P17">The subset contains all the attributes from 5th year of the forecasting period and their companies’ status</text:p>
          </table:table-cell>
          <table:table-cell table:style-name="Table1.A1" office:value-type="string">
            <text:p text:style-name="P17">410-bankrupted5500-health</text:p>
          </table:table-cell>
        </table:table-row>
      </table:table>
      <text:p text:style-name="Text_20_body"/>
      <text:p text:style-name="P13">1.  </text:p>
      <text:p text:style-name="P8">                <text:span text:style-name="T9">statusth) after 5 year.</text:span></text:p>
      <text:p text:style-name="P14">2  </text:p>
      <text:p text:style-name="P15"> <text:span text:style-name="T9">) after 4 year.</text:span></text:p>
      <text:p text:style-name="P8">              …</text:p>
      <text:p text:style-name="P14">5.</text:p>
      <text:p text:style-name="P15"><text:soft-page-break/>  <text:span text:style-name="T9">() after 1 year.</text:span></text:p>
      <text:p text:style-name="P5">In each dataset subset, there are 64 attributes, which are all about financial rate in its corresponding year. Some of them may include missing value. Here are some samples of those attributes:</text:p>
      <text:p text:style-name="P16">X1- net profit / total assets </text:p>
      <text:p text:style-name="P16">X52- (short-term liabilities * 365) / cost of products sold) </text:p>
      <text:p text:style-name="P16">X30 - (total liabilities - cash) / sales </text:p>
      <text:p text:style-name="P5">For more info, please refer:</text:p>
      <text:p text:style-name="P5">https://archive.ics.uci.edu/ml/datasets/Polish+companies+bankruptcy+data.</text:p>
      <text:p text:style-name="P6">Performance Measurement:</text:p>
      <text:p text:style-name="P3">Since there is no previous work and research on this dataset, we would like to compare the Accuracy Rate/ROC from neural network with other traditional classification methods, like LDA, Logistic Regression, SVM, Random Forest, etc. And because of unbalanced dataset, we also might use Sensitivity to judge the performance.  </text:p>
      <text:p text:style-name="Text_20_body"><text:span text:style-name="T10"><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19:17:36.199804186</meta:creation-date>
    <dc:date>2017-04-11T19:23:08.801085047</dc:date>
    <meta:editing-duration>P0D</meta:editing-duration>
    <meta:editing-cycles>1</meta:editing-cycles>
    <meta:document-statistic meta:table-count="1" meta:image-count="0" meta:object-count="0" meta:page-count="3" meta:paragraph-count="46" meta:word-count="651" meta:character-count="4072" meta:non-whitespace-character-count="3414"/>
    <meta:generator>LibreOffice/4.2.8.2$Linux_X86_64 LibreOffice_project/420m0$Build-2</meta:generator>
  </office:meta>
</office:document-meta>
</file>